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legreya Sans1" svg:font-family="'Alegreya Sans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1.3898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1.504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onsolidated_20_Functional_20_Expenses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9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30" style:family="table-cell" style:parent-style-name="Default" style:data-style-name="N103">
      <style:table-cell-properties fo:border-bottom="none" fo:border-left="none" fo:border-right="none" fo:border-top="0.74pt solid #000000"/>
      <style:text-properties style:font-name="Alegreya Sans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ted Functional Expen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Year Ending, 30 June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2014-2018</text:p>
          </table:table-cell>
          <table:table-cell table:style-name="ce1" office:value-type="string" calcext:value-type="string">
            <text:p>Year Ending, 30 Jun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28" office:value-type="string" calcext:value-type="string">
            <text:p>Category Totals</text:p>
          </table:table-cell>
          <table:table-cell table:style-name="ce16"/>
          <table:table-cell table:style-name="ce5" office:value-type="string" calcext:value-type="string">
            <text:p>Object Codes</text:p>
          </table:table-cell>
          <table:table-cell table:style-name="ce16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alaries</text:p>
          </table:table-cell>
          <table:table-cell table:style-name="ce6" table:formula="of:=511657+83026" office:value-type="currency" office:currency="USD" office:value="594683" calcext:value-type="currency">
            <text:p>$594,683</text:p>
          </table:table-cell>
          <table:table-cell table:style-name="ce6" table:formula="of:=906674+151476+157490" office:value-type="currency" office:currency="USD" office:value="1215640" calcext:value-type="currency">
            <text:p>$1,215,640</text:p>
          </table:table-cell>
          <table:table-cell table:style-name="ce6" table:formula="of:=2169794+1091079" office:value-type="currency" office:currency="USD" office:value="3260873" calcext:value-type="currency">
            <text:p>$3,260,873</text:p>
          </table:table-cell>
          <table:table-cell table:style-name="ce6" table:formula="of:=3529046+2192602" office:value-type="currency" office:currency="USD" office:value="5721648" calcext:value-type="currency">
            <text:p>$5,721,648</text:p>
          </table:table-cell>
          <table:table-cell table:style-name="ce6" table:formula="of:=6357417+4388017" office:value-type="currency" office:currency="USD" office:value="10745434" calcext:value-type="currency">
            <text:p>$10,745,434</text:p>
          </table:table-cell>
          <table:table-cell table:style-name="ce6" table:formula="of:=8765711+7660373" office:value-type="currency" office:currency="USD" office:value="16426084" calcext:value-type="currency">
            <text:p>$16,426,084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Salaries</text:p>
          </table:table-cell>
          <table:table-cell table:style-name="ce6" office:value-type="string" calcext:value-type="string">
            <text:p>$54,294,263</text:p>
          </table:table-cell>
          <table:table-cell table:style-name="ce6" office:value-type="string" calcext:value-type="string">
            <text:p>$62,373,909</text:p>
          </table:table-cell>
          <table:table-cell table:style-name="ce6" office:value-type="string" calcext:value-type="string">
            <text:p>$66,828,182</text:p>
          </table:table-cell>
          <table:table-cell table:style-name="ce6" office:value-type="string" calcext:value-type="string">
            <text:p>$81,042,560</text:p>
          </table:table-cell>
          <table:table-cell table:style-name="ce29" table:formula="of:=SUM([.B2:.G2];[.J2:.M2])" office:value-type="currency" office:currency="USD" office:value="37964362" calcext:value-type="currency">
            <text:p>$37,964,362</text:p>
          </table:table-cell>
          <table:table-cell/>
          <table:table-cell table:style-name="ce15" office:value-type="string" calcext:value-type="string">
            <text:p>1000-290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mployee Benefits</text:p>
          </table:table-cell>
          <table:table-cell table:style-name="ce6" office:value-type="currency" office:currency="USD" office:value="127819" calcext:value-type="currency">
            <text:p>$127,819</text:p>
          </table:table-cell>
          <table:table-cell table:style-name="ce6" table:formula="of:=219387+29190" office:value-type="currency" office:currency="USD" office:value="248577" calcext:value-type="currency">
            <text:p>$248,577</text:p>
          </table:table-cell>
          <table:table-cell table:style-name="ce6" office:value-type="currency" office:currency="USD" office:value="626130" calcext:value-type="currency">
            <text:p>$626,130</text:p>
          </table:table-cell>
          <table:table-cell table:style-name="ce6" office:value-type="currency" office:currency="USD" office:value="1064493" calcext:value-type="currency">
            <text:p>$1,064,493</text:p>
          </table:table-cell>
          <table:table-cell table:style-name="ce6" office:value-type="currency" office:currency="USD" office:value="2042460" calcext:value-type="currency">
            <text:p>$2,042,460</text:p>
          </table:table-cell>
          <table:table-cell table:style-name="ce6" office:value-type="currency" office:currency="USD" office:value="3409859" calcext:value-type="currency">
            <text:p>$3,409,859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Employee Benefits</text:p>
          </table:table-cell>
          <table:table-cell table:style-name="ce6" office:value-type="currency" office:currency="USD" office:value="6428104" calcext:value-type="currency">
            <text:p>$6,428,104</text:p>
          </table:table-cell>
          <table:table-cell table:style-name="ce6" office:value-type="currency" office:currency="USD" office:value="7562911" calcext:value-type="currency">
            <text:p>$7,562,911</text:p>
          </table:table-cell>
          <table:table-cell table:style-name="ce6" office:value-type="currency" office:currency="USD" office:value="9730733" calcext:value-type="currency">
            <text:p>$9,730,733</text:p>
          </table:table-cell>
          <table:table-cell table:style-name="ce6" office:value-type="currency" office:currency="USD" office:value="9464728" calcext:value-type="currency">
            <text:p>$9,464,728</text:p>
          </table:table-cell>
          <table:table-cell table:style-name="ce29" table:formula="of:=SUM([.B3:.G3];[.J3:.M3])" office:value-type="currency" office:currency="USD" office:value="40705814" calcext:value-type="currency">
            <text:p>$40,705,814</text:p>
          </table:table-cell>
          <table:table-cell/>
          <table:table-cell table:style-name="ce15" office:value-type="string" calcext:value-type="string">
            <text:p>3311-399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ension</text:p>
          </table:table-cell>
          <table:table-cell table:style-name="ce6"/>
          <table:table-cell table:style-name="ce6" table:formula="of:=365722+11380" office:value-type="currency" office:currency="USD" office:value="377102" calcext:value-type="currency">
            <text:p>$377,102</text:p>
          </table:table-cell>
          <table:table-cell table:style-name="ce6" table:number-columns-repeated="4"/>
          <table:table-cell table:style-name="ce8"/>
          <table:table-cell table:style-name="ce2" office:value-type="string" calcext:value-type="string">
            <text:p>Pension</text:p>
          </table:table-cell>
          <table:table-cell table:style-name="ce6" office:value-type="currency" office:currency="USD" office:value="3879706" calcext:value-type="currency">
            <text:p>$3,879,706</text:p>
          </table:table-cell>
          <table:table-cell table:style-name="ce6" office:value-type="currency" office:currency="USD" office:value="4545283" calcext:value-type="currency">
            <text:p>$4,545,283</text:p>
          </table:table-cell>
          <table:table-cell table:style-name="ce6" office:value-type="currency" office:currency="USD" office:value="5511783" calcext:value-type="currency">
            <text:p>$5,511,783</text:p>
          </table:table-cell>
          <table:table-cell table:style-name="ce6" office:value-type="currency" office:currency="USD" office:value="6416455" calcext:value-type="currency">
            <text:p>$6,416,455</text:p>
          </table:table-cell>
          <table:table-cell table:style-name="ce29" table:formula="of:=SUM([.B4:.G4];[.J4:.M4])" office:value-type="currency" office:currency="USD" office:value="20730329" calcext:value-type="currency">
            <text:p>$20,730,329</text:p>
          </table:table-cell>
          <table:table-cell/>
          <table:table-cell table:style-name="ce15" office:value-type="string" calcext:value-type="string">
            <text:p>3101-33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ayroll Tax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Payroll Taxes</text:p>
          </table:table-cell>
          <table:table-cell table:style-name="ce6" office:value-type="currency" office:currency="USD" office:value="3030272" calcext:value-type="currency">
            <text:p>$3,030,272</text:p>
          </table:table-cell>
          <table:table-cell table:style-name="ce6" office:value-type="currency" office:currency="USD" office:value="3488943" calcext:value-type="currency">
            <text:p>$3,488,943</text:p>
          </table:table-cell>
          <table:table-cell table:style-name="ce6" office:value-type="currency" office:currency="USD" office:value="3521365" calcext:value-type="currency">
            <text:p>$3,521,365</text:p>
          </table:table-cell>
          <table:table-cell table:style-name="ce6" office:value-type="currency" office:currency="USD" office:value="4223462" calcext:value-type="currency">
            <text:p>$4,223,462</text:p>
          </table:table-cell>
          <table:table-cell table:style-name="ce29" table:formula="of:=SUM([.B5:.G5];[.J5:.M5])" office:value-type="currency" office:currency="USD" office:value="14264042" calcext:value-type="currency">
            <text:p>$14,264,042</text:p>
          </table:table-cell>
          <table:table-cell/>
          <table:table-cell table:style-name="ce15" office:value-type="string" calcext:value-type="string">
            <text:p>9501–9589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anagement Fe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Management Fees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7" table:number-columns-repeated="2"/>
          <table:table-cell table:style-name="ce29"/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District Fe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District Fee</text:p>
          </table:table-cell>
          <table:table-cell table:style-name="ce6" office:value-type="currency" office:currency="USD" office:value="1275290" calcext:value-type="currency">
            <text:p>$1,275,290</text:p>
          </table:table-cell>
          <table:table-cell table:style-name="ce6" office:value-type="currency" office:currency="USD" office:value="955533" calcext:value-type="currency">
            <text:p>$955,533</text:p>
          </table:table-cell>
          <table:table-cell table:style-name="ce6" office:value-type="currency" office:currency="USD" office:value="1183610" calcext:value-type="currency">
            <text:p>$1,183,610</text:p>
          </table:table-cell>
          <table:table-cell table:style-name="ce6" office:value-type="currency" office:currency="USD" office:value="1642503" calcext:value-type="currency">
            <text:p>$1,642,503</text:p>
          </table:table-cell>
          <table:table-cell table:style-name="ce29" table:formula="of:=SUM([.B7:.G7];[.J7:.M7])" office:value-type="currency" office:currency="USD" office:value="5056936" calcext:value-type="currency">
            <text:p>$5,056,936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Accounting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Accounting Expenses</text:p>
          </table:table-cell>
          <table:table-cell table:style-name="ce6" office:value-type="currency" office:currency="USD" office:value="166059" calcext:value-type="currency">
            <text:p>$166,059</text:p>
          </table:table-cell>
          <table:table-cell table:style-name="ce6" office:value-type="currency" office:currency="USD" office:value="423683" calcext:value-type="currency">
            <text:p>$423,683</text:p>
          </table:table-cell>
          <table:table-cell table:style-name="ce6" office:value-type="currency" office:currency="USD" office:value="264784" calcext:value-type="currency">
            <text:p>$264,784</text:p>
          </table:table-cell>
          <table:table-cell table:style-name="ce6" office:value-type="currency" office:currency="USD" office:value="848221" calcext:value-type="currency">
            <text:p>$848,221</text:p>
          </table:table-cell>
          <table:table-cell table:style-name="ce29" table:formula="of:=SUM([.B8:.G8];[.J8:.M8])" office:value-type="currency" office:currency="USD" office:value="1702747" calcext:value-type="currency">
            <text:p>$1,702,747</text:p>
          </table:table-cell>
          <table:table-cell/>
          <table:table-cell table:style-name="ce15" office:value-type="float" office:value="5800" calcext:value-type="float">
            <text:p>58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gal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Legal Expenses</text:p>
          </table:table-cell>
          <table:table-cell table:style-name="ce6" office:value-type="currency" office:currency="USD" office:value="457817" calcext:value-type="currency">
            <text:p>$457,817</text:p>
          </table:table-cell>
          <table:table-cell table:style-name="ce6" office:value-type="currency" office:currency="USD" office:value="637787" calcext:value-type="currency">
            <text:p>$637,787</text:p>
          </table:table-cell>
          <table:table-cell table:style-name="ce6" office:value-type="currency" office:currency="USD" office:value="894912" calcext:value-type="currency">
            <text:p>$894,912</text:p>
          </table:table-cell>
          <table:table-cell table:style-name="ce6" office:value-type="currency" office:currency="USD" office:value="809606" calcext:value-type="currency">
            <text:p>$809,606</text:p>
          </table:table-cell>
          <table:table-cell table:style-name="ce29" table:formula="of:=SUM([.B9:.G9];[.J9:.M9])" office:value-type="currency" office:currency="USD" office:value="2800122" calcext:value-type="currency">
            <text:p>$2,800,122</text:p>
          </table:table-cell>
          <table:table-cell/>
          <table:table-cell table:style-name="ce15" office:value-type="float" office:value="5800" calcext:value-type="float">
            <text:p>58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structional Materials</text:p>
          </table:table-cell>
          <table:table-cell table:style-name="ce6" office:value-type="currency" office:currency="USD" office:value="171802" calcext:value-type="currency">
            <text:p>$171,802</text:p>
          </table:table-cell>
          <table:table-cell table:style-name="ce6"/>
          <table:table-cell table:style-name="ce6" office:value-type="currency" office:currency="USD" office:value="840201" calcext:value-type="currency">
            <text:p>$840,201</text:p>
          </table:table-cell>
          <table:table-cell table:style-name="ce6" office:value-type="currency" office:currency="USD" office:value="1523571" calcext:value-type="currency">
            <text:p>$1,523,571</text:p>
          </table:table-cell>
          <table:table-cell table:style-name="ce6" office:value-type="currency" office:currency="USD" office:value="2495666" calcext:value-type="currency">
            <text:p>$2,495,666</text:p>
          </table:table-cell>
          <table:table-cell table:style-name="ce6" office:value-type="currency" office:currency="USD" office:value="5007723" calcext:value-type="currency">
            <text:p>$5,007,723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Instructional Materials</text:p>
          </table:table-cell>
          <table:table-cell table:style-name="ce6" office:value-type="currency" office:currency="USD" office:value="3593898" calcext:value-type="currency">
            <text:p>$3,593,898</text:p>
          </table:table-cell>
          <table:table-cell table:style-name="ce6" office:value-type="currency" office:currency="USD" office:value="3316399" calcext:value-type="currency">
            <text:p>$3,316,399</text:p>
          </table:table-cell>
          <table:table-cell table:style-name="ce6" office:value-type="currency" office:currency="USD" office:value="2948451" calcext:value-type="currency">
            <text:p>$2,948,451</text:p>
          </table:table-cell>
          <table:table-cell table:style-name="ce6" office:value-type="currency" office:currency="USD" office:value="4795970" calcext:value-type="currency">
            <text:p>$4,795,970</text:p>
          </table:table-cell>
          <table:table-cell table:style-name="ce29" table:formula="of:=SUM([.B10:.G10];[.J10:.M10])" office:value-type="currency" office:currency="USD" office:value="24693681" calcext:value-type="currency">
            <text:p>$24,693,681</text:p>
          </table:table-cell>
          <table:table-cell/>
          <table:table-cell table:style-name="ce15" office:value-type="string" calcext:value-type="string">
            <text:p>4110-433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Other Fees For Services</text:p>
          </table:table-cell>
          <table:table-cell table:style-name="ce6" office:value-type="currency" office:currency="USD" office:value="977216" calcext:value-type="currency">
            <text:p>$977,216</text:p>
          </table:table-cell>
          <table:table-cell table:style-name="ce6" table:formula="of:=604671+425446" office:value-type="currency" office:currency="USD" office:value="1030117" calcext:value-type="currency">
            <text:p>$1,030,117</text:p>
          </table:table-cell>
          <table:table-cell table:style-name="ce6" office:value-type="currency" office:currency="USD" office:value="4139155" calcext:value-type="currency">
            <text:p>$4,139,155</text:p>
          </table:table-cell>
          <table:table-cell table:style-name="ce6" office:value-type="currency" office:currency="USD" office:value="6021869" calcext:value-type="currency">
            <text:p>$6,021,869</text:p>
          </table:table-cell>
          <table:table-cell table:style-name="ce6" office:value-type="currency" office:currency="USD" office:value="10645871" calcext:value-type="currency">
            <text:p>$10,645,871</text:p>
          </table:table-cell>
          <table:table-cell table:style-name="ce6" office:value-type="currency" office:currency="USD" office:value="15447565" calcext:value-type="currency">
            <text:p>$15,447,565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Other Fees For Services</text:p>
          </table:table-cell>
          <table:table-cell table:style-name="ce6" office:value-type="currency" office:currency="USD" office:value="14590025" calcext:value-type="currency">
            <text:p>$14,590,025</text:p>
          </table:table-cell>
          <table:table-cell table:style-name="ce6" office:value-type="currency" office:currency="USD" office:value="17967479" calcext:value-type="currency">
            <text:p>$17,967,479</text:p>
          </table:table-cell>
          <table:table-cell table:style-name="ce6" office:value-type="currency" office:currency="USD" office:value="17164978" calcext:value-type="currency">
            <text:p>$17,164,978</text:p>
          </table:table-cell>
          <table:table-cell table:style-name="ce6" office:value-type="currency" office:currency="USD" office:value="24909490" calcext:value-type="currency">
            <text:p>$24,909,490</text:p>
          </table:table-cell>
          <table:table-cell table:style-name="ce29" table:formula="of:=SUM([.B11:.G11];[.J11:.M11])" office:value-type="currency" office:currency="USD" office:value="112893765" calcext:value-type="currency">
            <text:p>$112,893,765</text:p>
          </table:table-cell>
          <table:table-cell/>
          <table:table-cell table:style-name="ce15" office:value-type="string" calcext:value-type="string">
            <text:p>5100-593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dvertising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Advertising</text:p>
          </table:table-cell>
          <table:table-cell table:style-name="ce6" office:value-type="currency" office:currency="USD" office:value="251310" calcext:value-type="currency">
            <text:p>$251,310</text:p>
          </table:table-cell>
          <table:table-cell table:style-name="ce6" office:value-type="currency" office:currency="USD" office:value="118555" calcext:value-type="currency">
            <text:p>$118,555</text:p>
          </table:table-cell>
          <table:table-cell table:style-name="ce6" office:value-type="currency" office:currency="USD" office:value="81334" calcext:value-type="currency">
            <text:p>$81,334</text:p>
          </table:table-cell>
          <table:table-cell table:style-name="ce6" office:value-type="currency" office:currency="USD" office:value="210761" calcext:value-type="currency">
            <text:p>$210,761</text:p>
          </table:table-cell>
          <table:table-cell table:style-name="ce29" table:formula="of:=SUM([.B12:.G12];[.J12:.M12])" office:value-type="currency" office:currency="USD" office:value="661960" calcext:value-type="currency">
            <text:p>$661,960</text:p>
          </table:table-cell>
          <table:table-cell/>
          <table:table-cell table:style-name="ce15" office:value-type="float" office:value="5800" calcext:value-type="float">
            <text:p>58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Office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ffice Expenses</text:p>
          </table:table-cell>
          <table:table-cell table:style-name="ce6" office:value-type="currency" office:currency="USD" office:value="2481166" calcext:value-type="currency">
            <text:p>$2,481,166</text:p>
          </table:table-cell>
          <table:table-cell table:style-name="ce6" office:value-type="currency" office:currency="USD" office:value="2906902" calcext:value-type="currency">
            <text:p>$2,906,902</text:p>
          </table:table-cell>
          <table:table-cell table:style-name="ce6" office:value-type="currency" office:currency="USD" office:value="2229970" calcext:value-type="currency">
            <text:p>$2,229,970</text:p>
          </table:table-cell>
          <table:table-cell table:style-name="ce6" office:value-type="currency" office:currency="USD" office:value="3705681" calcext:value-type="currency">
            <text:p>$3,705,681</text:p>
          </table:table-cell>
          <table:table-cell table:style-name="ce29" table:formula="of:=SUM([.B13:.G13];[.J13:.M13])" office:value-type="currency" office:currency="USD" office:value="11323719" calcext:value-type="currency">
            <text:p>$11,323,719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Information Technology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Information Technology</text:p>
          </table:table-cell>
          <table:table-cell table:style-name="ce6" office:value-type="currency" office:currency="USD" office:value="3806135" calcext:value-type="currency">
            <text:p>$3,806,135</text:p>
          </table:table-cell>
          <table:table-cell table:style-name="ce6" office:value-type="currency" office:currency="USD" office:value="3413075" calcext:value-type="currency">
            <text:p>$3,413,075</text:p>
          </table:table-cell>
          <table:table-cell table:style-name="ce6" office:value-type="currency" office:currency="USD" office:value="7263178" calcext:value-type="currency">
            <text:p>$7,263,178</text:p>
          </table:table-cell>
          <table:table-cell table:style-name="ce6" office:value-type="currency" office:currency="USD" office:value="5960090" calcext:value-type="currency">
            <text:p>$5,960,090</text:p>
          </table:table-cell>
          <table:table-cell table:style-name="ce29" table:formula="of:=SUM([.B14:.G14];[.J14:.M14])" office:value-type="currency" office:currency="USD" office:value="20442478" calcext:value-type="currency">
            <text:p>$20,442,478</text:p>
          </table:table-cell>
          <table:table-cell/>
          <table:table-cell table:style-name="ce15" office:value-type="string" calcext:value-type="string">
            <text:p>7700, 2420 or 10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rinting and Postag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Printing and Postage</text:p>
          </table:table-cell>
          <table:table-cell table:style-name="ce6" office:value-type="currency" office:currency="USD" office:value="328479" calcext:value-type="currency">
            <text:p>$328,479</text:p>
          </table:table-cell>
          <table:table-cell table:style-name="ce6" office:value-type="currency" office:currency="USD" office:value="395094" calcext:value-type="currency">
            <text:p>$395,094</text:p>
          </table:table-cell>
          <table:table-cell table:style-name="ce6" office:value-type="currency" office:currency="USD" office:value="250472" calcext:value-type="currency">
            <text:p>$250,472</text:p>
          </table:table-cell>
          <table:table-cell table:style-name="ce6" office:value-type="currency" office:currency="USD" office:value="407136" calcext:value-type="currency">
            <text:p>$407,136</text:p>
          </table:table-cell>
          <table:table-cell table:style-name="ce29" table:formula="of:=SUM([.B15:.G15];[.J15:.M15])" office:value-type="currency" office:currency="USD" office:value="1381181" calcext:value-type="currency">
            <text:p>$1,381,181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ccupancy</text:p>
          </table:table-cell>
          <table:table-cell table:style-name="ce6" office:value-type="currency" office:currency="USD" office:value="10075489" calcext:value-type="currency">
            <text:p>$10,075,489</text:p>
          </table:table-cell>
          <table:table-cell table:style-name="ce6" office:value-type="currency" office:currency="USD" office:value="7597805" calcext:value-type="currency">
            <text:p>$7,597,805</text:p>
          </table:table-cell>
          <table:table-cell table:style-name="ce6" office:value-type="currency" office:currency="USD" office:value="8941605" calcext:value-type="currency">
            <text:p>$8,941,605</text:p>
          </table:table-cell>
          <table:table-cell table:style-name="ce6" office:value-type="currency" office:currency="USD" office:value="11165624" calcext:value-type="currency">
            <text:p>$11,165,624</text:p>
          </table:table-cell>
          <table:table-cell table:style-name="ce29" table:formula="of:=SUM([.B16:.G16];[.J16:.M16])" office:value-type="currency" office:currency="USD" office:value="37780523" calcext:value-type="currency">
            <text:p>$37,780,523</text:p>
          </table:table-cell>
          <table:table-cell/>
          <table:table-cell table:style-name="ce15" office:value-type="float" office:value="5600" calcext:value-type="float">
            <text:p>56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Travel</text:p>
          </table:table-cell>
          <table:table-cell table:style-name="ce6" office:value-type="currency" office:currency="USD" office:value="2125714" calcext:value-type="currency">
            <text:p>$2,125,714</text:p>
          </table:table-cell>
          <table:table-cell table:style-name="ce6" office:value-type="currency" office:currency="USD" office:value="1954354" calcext:value-type="currency">
            <text:p>$1,954,354</text:p>
          </table:table-cell>
          <table:table-cell table:style-name="ce6" office:value-type="currency" office:currency="USD" office:value="785025" calcext:value-type="currency">
            <text:p>$785,025</text:p>
          </table:table-cell>
          <table:table-cell table:style-name="ce6" office:value-type="currency" office:currency="USD" office:value="2635011" calcext:value-type="currency">
            <text:p>$2,635,011</text:p>
          </table:table-cell>
          <table:table-cell table:style-name="ce29" table:formula="of:=SUM([.B17:.G17];[.J17:.M17])" office:value-type="currency" office:currency="USD" office:value="7500104" calcext:value-type="currency">
            <text:p>$7,500,104</text:p>
          </table:table-cell>
          <table:table-cell/>
          <table:table-cell table:style-name="ce15" office:value-type="string" calcext:value-type="string">
            <text:p>5210-522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ferences and Meeting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Conferences and Meetings</text:p>
          </table:table-cell>
          <table:table-cell table:style-name="ce6" office:value-type="currency" office:currency="USD" office:value="49276" calcext:value-type="currency">
            <text:p>$49,276</text:p>
          </table:table-cell>
          <table:table-cell table:style-name="ce6" office:value-type="currency" office:currency="USD" office:value="16520" calcext:value-type="currency">
            <text:p>$16,520</text:p>
          </table:table-cell>
          <table:table-cell table:style-name="ce6" office:value-type="currency" office:currency="USD" office:value="21273" calcext:value-type="currency">
            <text:p>$21,273</text:p>
          </table:table-cell>
          <table:table-cell table:style-name="ce6" office:value-type="currency" office:currency="USD" office:value="25654" calcext:value-type="currency">
            <text:p>$25,654</text:p>
          </table:table-cell>
          <table:table-cell table:style-name="ce29" table:formula="of:=SUM([.B18:.G18];[.J18:.M18])" office:value-type="currency" office:currency="USD" office:value="112723" calcext:value-type="currency">
            <text:p>$112,723</text:p>
          </table:table-cell>
          <table:table-cell/>
          <table:table-cell table:style-name="ce15" office:value-type="float" office:value="5230" calcext:value-type="float">
            <text:p>523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Insurance</text:p>
          </table:table-cell>
          <table:table-cell table:style-name="ce6" office:value-type="currency" office:currency="USD" office:value="410924" calcext:value-type="currency">
            <text:p>$410,924</text:p>
          </table:table-cell>
          <table:table-cell table:style-name="ce6" office:value-type="currency" office:currency="USD" office:value="528233" calcext:value-type="currency">
            <text:p>$528,233</text:p>
          </table:table-cell>
          <table:table-cell table:style-name="ce6" office:value-type="currency" office:currency="USD" office:value="614141" calcext:value-type="currency">
            <text:p>$614,141</text:p>
          </table:table-cell>
          <table:table-cell table:style-name="ce6" office:value-type="currency" office:currency="USD" office:value="970539" calcext:value-type="currency">
            <text:p>$970,539</text:p>
          </table:table-cell>
          <table:table-cell table:style-name="ce29" table:formula="of:=SUM([.B19:.G19];[.J19:.M19])" office:value-type="currency" office:currency="USD" office:value="2523837" calcext:value-type="currency">
            <text:p>$2,523,837</text:p>
          </table:table-cell>
          <table:table-cell/>
          <table:table-cell table:style-name="ce15" office:value-type="string" calcext:value-type="string">
            <text:p>5440-545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ad Debt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Bad Debt</text:p>
          </table:table-cell>
          <table:table-cell table:style-name="ce6" office:value-type="currency" office:currency="USD" office:value="606798" calcext:value-type="currency">
            <text:p>$606,798</text:p>
          </table:table-cell>
          <table:table-cell table:style-name="ce6" office:value-type="currency" office:currency="USD" office:value="47124" calcext:value-type="currency">
            <text:p>$47,124</text:p>
          </table:table-cell>
          <table:table-cell table:style-name="ce27" table:number-columns-repeated="2"/>
          <table:table-cell table:style-name="ce29" table:formula="of:=SUM([.B20:.G20];[.J20:.M20])" office:value-type="currency" office:currency="USD" office:value="653922" calcext:value-type="currency">
            <text:p>$653,922</text:p>
          </table:table-cell>
          <table:table-cell/>
          <table:table-cell table:style-name="ce15"/>
          <table:table-cell table:number-columns-repeated="1007"/>
        </table:table-row>
        <table:table-row table:style-name="ro2">
          <table:table-cell table:style-name="ce2" office:value-type="string" calcext:value-type="string">
            <text:p>Depreciation and Amortization</text:p>
          </table:table-cell>
          <table:table-cell table:style-name="ce6" office:value-type="currency" office:currency="USD" office:value="15898" calcext:value-type="currency">
            <text:p>$15,898</text:p>
          </table:table-cell>
          <table:table-cell table:style-name="ce6" office:value-type="currency" office:currency="USD" office:value="285270" calcext:value-type="currency">
            <text:p>$285,270</text:p>
          </table:table-cell>
          <table:table-cell table:style-name="ce6" office:value-type="currency" office:currency="USD" office:value="3843" calcext:value-type="currency">
            <text:p>$3,843</text:p>
          </table:table-cell>
          <table:table-cell table:style-name="ce6" table:number-columns-repeated="3"/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Depreciation and Amortization</text:p>
          </table:table-cell>
          <table:table-cell table:style-name="ce6" office:value-type="currency" office:currency="USD" office:value="3730769" calcext:value-type="currency">
            <text:p>$3,730,769</text:p>
          </table:table-cell>
          <table:table-cell table:style-name="ce6" office:value-type="currency" office:currency="USD" office:value="4569248" calcext:value-type="currency">
            <text:p>$4,569,248</text:p>
          </table:table-cell>
          <table:table-cell table:style-name="ce6" office:value-type="currency" office:currency="USD" office:value="4919017" calcext:value-type="currency">
            <text:p>$4,919,017</text:p>
          </table:table-cell>
          <table:table-cell table:style-name="ce6" office:value-type="currency" office:currency="USD" office:value="6801509" calcext:value-type="currency">
            <text:p>$6,801,509</text:p>
          </table:table-cell>
          <table:table-cell table:style-name="ce29" table:formula="of:=SUM([.B21:.G21];[.J21:.M21])" office:value-type="currency" office:currency="USD" office:value="20325554" calcext:value-type="currency">
            <text:p>$20,325,554</text:p>
          </table:table-cell>
          <table:table-cell/>
          <table:table-cell table:style-name="ce15" office:value-type="float" office:value="6900" calcext:value-type="float">
            <text:p>69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terest Expense</text:p>
          </table:table-cell>
          <table:table-cell table:style-name="ce6" office:value-type="currency" office:currency="USD" office:value="21384" calcext:value-type="currency">
            <text:p>$21,384</text:p>
          </table:table-cell>
          <table:table-cell table:style-name="ce6" table:formula="of:=306600+29341" office:value-type="currency" office:currency="USD" office:value="335941" calcext:value-type="currency">
            <text:p>$335,941</text:p>
          </table:table-cell>
          <table:table-cell table:style-name="ce6" office:value-type="currency" office:currency="USD" office:value="132740" calcext:value-type="currency">
            <text:p>$132,740</text:p>
          </table:table-cell>
          <table:table-cell table:style-name="ce6" office:value-type="currency" office:currency="USD" office:value="125163" calcext:value-type="currency">
            <text:p>$125,163</text:p>
          </table:table-cell>
          <table:table-cell table:style-name="ce6" office:value-type="currency" office:currency="USD" office:value="419475" calcext:value-type="currency">
            <text:p>$419,475</text:p>
          </table:table-cell>
          <table:table-cell table:style-name="ce6" office:value-type="currency" office:currency="USD" office:value="143471" calcext:value-type="currency">
            <text:p>$143,471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Interest Expense</text:p>
          </table:table-cell>
          <table:table-cell table:style-name="ce6" office:value-type="currency" office:currency="USD" office:value="7957256" calcext:value-type="currency">
            <text:p>$7,957,256</text:p>
          </table:table-cell>
          <table:table-cell table:style-name="ce6" office:value-type="currency" office:currency="USD" office:value="9568359" calcext:value-type="currency">
            <text:p>$9,568,359</text:p>
          </table:table-cell>
          <table:table-cell table:style-name="ce6" office:value-type="currency" office:currency="USD" office:value="10161272" calcext:value-type="currency">
            <text:p>$10,161,272</text:p>
          </table:table-cell>
          <table:table-cell table:style-name="ce6" office:value-type="currency" office:currency="USD" office:value="10943932" calcext:value-type="currency">
            <text:p>$10,943,932</text:p>
          </table:table-cell>
          <table:table-cell table:style-name="ce29" table:formula="of:=SUM([.B22:.G22];[.J22:.M22])" office:value-type="currency" office:currency="USD" office:value="39808993" calcext:value-type="currency">
            <text:p>$39,808,993</text:p>
          </table:table-cell>
          <table:table-cell/>
          <table:table-cell table:style-name="ce15" office:value-type="string" calcext:value-type="string">
            <text:p>7430-743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apital Expenses</text:p>
          </table:table-cell>
          <table:table-cell table:style-name="ce6" office:value-type="currency" office:currency="USD" office:value="36979" calcext:value-type="currency">
            <text:p>$36,979</text:p>
          </table:table-cell>
          <table:table-cell table:style-name="ce6" table:number-columns-repeated="2"/>
          <table:table-cell table:style-name="ce6" office:value-type="currency" office:currency="USD" office:value="3995" calcext:value-type="currency">
            <text:p>$3,995</text:p>
          </table:table-cell>
          <table:table-cell table:style-name="ce6" office:value-type="currency" office:currency="USD" office:value="4367" calcext:value-type="currency">
            <text:p>$4,367</text:p>
          </table:table-cell>
          <table:table-cell table:style-name="ce6" office:value-type="currency" office:currency="USD" office:value="613786" calcext:value-type="currency">
            <text:p>$613,786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apital Expenses</text:p>
          </table:table-cell>
          <table:table-cell table:style-name="ce6" office:value-type="currency" office:currency="USD" office:value="1598061" calcext:value-type="currency">
            <text:p>$1,598,061</text:p>
          </table:table-cell>
          <table:table-cell table:style-name="ce6" office:value-type="currency" office:currency="USD" office:value="218054" calcext:value-type="currency">
            <text:p>$218,054</text:p>
          </table:table-cell>
          <table:table-cell table:style-name="ce6" office:value-type="currency" office:currency="USD" office:value="38413" calcext:value-type="currency">
            <text:p>$38,413</text:p>
          </table:table-cell>
          <table:table-cell table:style-name="ce6" office:value-type="currency" office:currency="USD" office:value="151922" calcext:value-type="currency">
            <text:p>$151,922</text:p>
          </table:table-cell>
          <table:table-cell table:style-name="ce29" table:formula="of:=SUM([.B23:.G23];[.J23:.M23])" office:value-type="currency" office:currency="USD" office:value="2665577" calcext:value-type="currency">
            <text:p>$2,665,577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Grants to School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Grants to School</text:p>
          </table:table-cell>
          <table:table-cell table:style-name="ce27" table:number-columns-repeated="4"/>
          <table:table-cell table:style-name="ce29"/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Other Expenses</text:p>
          </table:table-cell>
          <table:table-cell table:style-name="ce6" table:number-columns-repeated="6"/>
          <table:table-cell table:style-name="ce8"/>
          <table:table-cell table:style-name="ce2" office:value-type="string" calcext:value-type="string">
            <text:p>Other Expenses</text:p>
          </table:table-cell>
          <table:table-cell table:style-name="ce6" office:value-type="currency" office:currency="USD" office:value="13208921" calcext:value-type="currency">
            <text:p>$13,208,921</text:p>
          </table:table-cell>
          <table:table-cell table:style-name="ce6" office:value-type="currency" office:currency="USD" office:value="10137128" calcext:value-type="currency">
            <text:p>$10,137,128</text:p>
          </table:table-cell>
          <table:table-cell table:style-name="ce6" office:value-type="currency" office:currency="USD" office:value="5044625" calcext:value-type="currency">
            <text:p>$5,044,625</text:p>
          </table:table-cell>
          <table:table-cell table:style-name="ce6" office:value-type="currency" office:currency="USD" office:value="12181105" calcext:value-type="currency">
            <text:p>$12,181,105</text:p>
          </table:table-cell>
          <table:table-cell table:style-name="ce29" table:formula="of:=SUM([.B25:.G25];[.J25:.M25])" office:value-type="currency" office:currency="USD" office:value="40571779" calcext:value-type="currency">
            <text:p>$40,571,779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6"/>
          <table:table-cell table:style-name="ce8"/>
          <table:table-cell table:style-name="ce3"/>
          <table:table-cell table:style-name="ce27" table:number-columns-repeated="4"/>
          <table:table-cell table:style-name="ce29"/>
          <table:table-cell/>
          <table:table-cell table:style-name="ce15"/>
          <table:table-cell table:number-columns-repeated="100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7" table:formula="of:=SUM([.B2:.B25])" office:value-type="currency" office:currency="USD" office:value="1945781" calcext:value-type="currency">
            <text:p>$1,945,781</text:p>
          </table:table-cell>
          <table:table-cell table:style-name="ce7" table:formula="of:=SUM([.C2:.C25])" office:value-type="currency" office:currency="USD" office:value="3492647" calcext:value-type="currency">
            <text:p>$3,492,647</text:p>
          </table:table-cell>
          <table:table-cell table:style-name="ce7" table:formula="of:=SUM([.D2:.D25])" office:value-type="currency" office:currency="USD" office:value="9002942" calcext:value-type="currency">
            <text:p>$9,002,942</text:p>
          </table:table-cell>
          <table:table-cell table:style-name="ce7" table:formula="of:=SUM([.E2:.E25])" office:value-type="currency" office:currency="USD" office:value="14460739" calcext:value-type="currency">
            <text:p>$14,460,739</text:p>
          </table:table-cell>
          <table:table-cell table:style-name="ce7" table:formula="of:=SUM([.F2:.F25])" office:value-type="currency" office:currency="USD" office:value="26353273" calcext:value-type="currency">
            <text:p>$26,353,273</text:p>
          </table:table-cell>
          <table:table-cell table:style-name="ce7" table:formula="of:=SUM([.G2:.G25])" office:value-type="currency" office:currency="USD" office:value="41048488" calcext:value-type="currency">
            <text:p>$41,048,488</text:p>
          </table:table-cell>
          <table:table-cell table:style-name="ce9" office:value-type="string" calcext:value-type="string">
            <text:p>n/a</text:p>
          </table:table-cell>
          <table:table-cell table:style-name="ce4" office:value-type="string" calcext:value-type="string">
            <text:p>Total</text:p>
          </table:table-cell>
          <table:table-cell table:style-name="ce7" office:value-type="currency" office:currency="USD" office:value="134345732" calcext:value-type="currency">
            <text:p>$134,345,732</text:p>
          </table:table-cell>
          <table:table-cell table:style-name="ce7" office:value-type="currency" office:currency="USD" office:value="142742378" calcext:value-type="currency">
            <text:p>$142,742,378</text:p>
          </table:table-cell>
          <table:table-cell table:style-name="ce7" office:value-type="currency" office:currency="USD" office:value="148399123" calcext:value-type="currency">
            <text:p>$148,399,123</text:p>
          </table:table-cell>
          <table:table-cell table:style-name="ce7" office:value-type="currency" office:currency="USD" office:value="189311959" calcext:value-type="currency">
            <text:p>$189,311,959</text:p>
          </table:table-cell>
          <table:table-cell table:style-name="ce30" table:formula="of:=SUM([.B27:.G27];[.J27:.M27])" office:value-type="currency" office:currency="USD" office:value="711103062" calcext:value-type="currency">
            <text:p>$711,103,062</text:p>
          </table:table-cell>
          <table:table-cell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Eliminations</text:p>
          </table:table-cell>
          <table:table-cell table:style-name="ce6" table:number-columns-repeated="6"/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Eliminations</text:p>
          </table:table-cell>
          <table:table-cell table:style-name="ce6" office:value-type="currency" office:currency="USD" office:value="36290573" calcext:value-type="currency">
            <text:p>$36,290,573</text:p>
          </table:table-cell>
          <table:table-cell table:style-name="ce6" office:value-type="currency" office:currency="USD" office:value="36976313" calcext:value-type="currency">
            <text:p>$36,976,313</text:p>
          </table:table-cell>
          <table:table-cell table:style-name="ce27"/>
          <table:table-cell table:style-name="ce6" office:value-type="currency" office:currency="USD" office:value="42697311" calcext:value-type="currency">
            <text:p>$42,697,311</text:p>
          </table:table-cell>
          <table:table-cell table:style-name="ce29" table:formula="of:=SUM([.B28:.G28];[.J28:.M28])" office:value-type="currency" office:currency="USD" office:value="115964197" calcext:value-type="currency">
            <text:p>$115,964,197</text:p>
          </table:table-cell>
          <table:table-cell/>
          <table:table-cell table:style-name="ce15"/>
          <table:table-cell table:number-columns-repeated="1007"/>
        </table:table-row>
        <table:table-row table:style-name="ro1" table:number-rows-repeated="972">
          <table:table-cell table:number-columns-repeated="7"/>
          <table:table-cell table:style-name="ce10"/>
          <table:table-cell table:number-columns-repeated="1015"/>
        </table:table-row>
        <table:table-row table:style-name="ro2" table:number-rows-repeated="104757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legreya Sans1" svg:font-family="'Alegreya Sans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5:41:29.617721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Functional_20_Expenses" style:display-name="PageStyle_Consolidated Functional Expen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8T16:15:12.671535505</dc:date>
    <dc:creator>Vladimir Ivanović</dc:creator>
    <meta:editing-duration>PT1M44S</meta:editing-duration>
    <meta:editing-cycles>1</meta:editing-cycles>
    <meta:document-statistic meta:table-count="1" meta:cell-count="254" meta:object-count="0"/>
  </office:meta>
</office:document-meta>
</file>